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0.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T1" style:family="text">
      <style:text-properties fo:color="#111111" loext:opacity="100%" style:font-name="Hack Nerd Font Mono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5.7cm" svg:y="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5.7cm" svg:y="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4.425cm" svg:y="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4.425cm" svg:y="2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4.425cm" svg:y="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3.15cm" svg:y="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3.15cm" svg:y="2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3.15cm" svg:y="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.875cm" svg:y="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.875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.875cm" svg:y="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0.6cm" svg:y="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0.6cm" svg:y="3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0.6cm" svg:y="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6.2cm" svg:y="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6.2cm" svg:y="3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4.925cm" svg:y="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4.925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4.925cm" svg:y="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3.65cm" svg:y="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3.65cm" svg:y="2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3.65cm" svg:y="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2.375cm" svg:y="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2.375cm" svg:y="2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2.375cm" svg:y="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1.1cm" svg:y="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1.1cm" svg:y="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6.2cm" svg:y="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4.725cm" svg:y="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6cm" svg:y="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7.275cm" svg:y="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9.525cm" svg:y="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0.8cm" svg:y="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2cm" svg:height="1.2cm" svg:x="12.075cm" svg:y="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3.3cm" svg:height="0.6cm" svg:x="0cm" svg:y="0cm">
          <text:p text:style-name="P2"><text:span text:style-name="T1">-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3-08T17:58:18.325384819</dc:date>
    <meta:editing-duration>P1DT4H46M57S</meta:editing-duration>
    <meta:editing-cycles>105</meta:editing-cycles>
    <meta:generator>LibreOffice/24.2.1.2$Linux_X86_64 LibreOffice_project/420$Build-2</meta:generator>
    <meta:print-date>2023-01-20T22:20:38.005855126</meta:print-date>
    <meta:document-statistic meta:object-count="35"/>
  </office:meta>
</office:document-meta>
</file>